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AD00000108A1817AFE0.svm"/>
  <manifest:file-entry manifest:media-type="" manifest:full-path="Pictures/20000007000019A3000004DD25A82A0F.svm"/>
  <manifest:file-entry manifest:media-type="" manifest:full-path="Pictures/2000000700002FC1000008B0E682F41F.svm"/>
  <manifest:file-entry manifest:media-type="" manifest:full-path="Pictures/20000007000014E2000004098C91058A.svm"/>
  <manifest:file-entry manifest:media-type="" manifest:full-path="Pictures/2000000700002F2200000895E941768B.svm"/>
  <manifest:file-entry manifest:media-type="" manifest:full-path="Pictures/20000007000021CD0000069EB61EC9FB.svm"/>
  <manifest:file-entry manifest:media-type="" manifest:full-path="Pictures/2000000700002C8D000006352BDCD3B9.svm"/>
  <manifest:file-entry manifest:media-type="" manifest:full-path="Pictures/200000070000649100001C6D05EF0276.svm"/>
  <manifest:file-entry manifest:media-type="" manifest:full-path="Pictures/200000070000140E000008B0D4E8660E.svm"/>
  <manifest:file-entry manifest:media-type="" manifest:full-path="Pictures/2000000700001178000002E6DA7D6941.svm"/>
  <manifest:file-entry manifest:media-type="" manifest:full-path="Pictures/2000000700003CAC00005260913EBBAD.svm"/>
  <manifest:file-entry manifest:media-type="" manifest:full-path="Pictures/200000070000645C0000140EC63FC0F8.svm"/>
  <manifest:file-entry manifest:media-type="" manifest:full-path="Pictures/20000007000040B4000008119CBD1479.svm"/>
  <manifest:file-entry manifest:media-type="" manifest:full-path="Pictures/2000000700003DEA00005295F991F7F1.svm"/>
  <manifest:file-entry manifest:media-type="" manifest:full-path="Pictures/20000007000028000000057BA722472B.svm"/>
  <manifest:file-entry manifest:media-type="" manifest:full-path="Pictures/2000000700004452000017ACD167EC43.svm"/>
  <manifest:file-entry manifest:media-type="" manifest:full-path="Pictures/200000070000123200000772F6779E3B.svm"/>
  <manifest:file-entry manifest:media-type="" manifest:full-path="Pictures/2000000700002A610000052CCBE5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textes cachés</text:p>
          </table:table-cell>
          <table:table-cell office:value-type="string">
            <text:p>Dans l'ensemble de la page d'accueil, il y a 3 divs cachés avec des mots clefs, ce qui est reconnu par google comme tentative de tricherie</text:p>
          </table:table-cell>
          <table:table-cell/>
          <table:table-cell table:style-name="ce3" office:value-type="string">
            <text:p>Il serait plus judicieux de mettre ces mots clefs dans la balise meta keywords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chargement fichiers .js</text:p>
          </table:table-cell>
          <table:table-cell table:style-name="Default"/>
          <table:table-cell office:value-type="string">
            <text:p>minifier les fichier et mettre async ou defer pour que ces fichiers ne bloquent pas le reste du sit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balise title</text:p>
          </table:table-cell>
          <table:table-cell office:value-type="string">
            <text:p>le title n'est pas du tout explicite et ne permettra pas aux utilisateurs nous trouvant sur google de nous identifier correctemen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balise description</text:p>
          </table:table-cell>
          <table:table-cell office:value-type="string">
            <text:p>la balise description n'a aucun contenu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problème nommage fichier html + problème nommage de l'ancre </text:p>
          </table:table-cell>
          <table:table-cell office:value-type="string">
            <text:p>renommage du fichier page2.html en contact,html + renommage ancre « page2 » en « contact »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taille des paragraphes</text:p>
          </table:table-cell>
          <table:table-cell office:value-type="string">
            <text:p>tailles des paragraphes trop petite sur les mobiles (11px) ce qui obligera les utilisateurs mobiles à pincer leurs écrans pour zoomer</text:p>
          </table:table-cell>
          <table:table-cell office:value-type="string">
            <text:p>passage de la taille de la police à 12px selon les recommandations de google ligthHous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footer différents</text:p>
          </table:table-cell>
          <table:table-cell office:value-type="string">
            <text:p>sur les 2 pages les footer sont différentes</text:p>
          </table:table-cell>
          <table:table-cell office:value-type="string">
            <text:p>un unique footer pour l'ensemble des pages du sit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sémantique</text:p>
          </table:table-cell>
          <table:table-cell office:value-type="string">
            <text:p>mauvais balisage sémantique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langue du site</text:p>
          </table:table-cell>
          <table:table-cell office:value-type="string">
            <text:p>pas de langue défini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ontrast</text:p>
          </table:table-cell>
          <table:table-cell office:value-type="string">
            <text:p>pas assez de contras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titre en image</text:p>
          </table:table-cell>
          <table:table-cell/>
          <table:table-cell office:value-type="string">
            <text:p>passage en h2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format image</text:p>
          </table:table-cell>
          <table:table-cell office:value-type="string">
            <text:p>format d'image non compressé </text:p>
          </table:table-cell>
          <table:table-cell office:value-type="string">
            <text:p>passage des images au format webp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balise for label</text:p>
          </table:table-cell>
          <table:table-cell table:number-columns-repeated="2"/>
          <table:table-cell table:style-name="ce3" office:value-type="string">
            <text:p>ajout des attributs « for » dans les balises label pour relier avec l'input correspondant</text:p>
          </table:table-cell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ification + Async" table:style-name="ta2" table:print="false">
        <table:table-column table:style-name="co5" table:default-cell-style-name="Default"/>
        <table:table-row table:style-name="ro3">
          <table:table-cell>
            <draw:frame table:end-cell-address="'Minification + Async'.H14" table:end-x="1.683cm" table:end-y="0.188cm" draw:z-index="0" draw:name="Images 1" draw:style-name="gr1" draw:text-style-name="P1" svg:width="17.489cm" svg:height="6.059cm" svg:x="0cm" svg:y="0cm">
              <draw:image xlink:href="Pictures/2000000700004452000017ACD167EC43.svm" xlink:type="simple" xlink:show="embed" xlink:actuate="onLoad">
                <text:p/>
              </draw:image>
            </draw:frame>
          </table:table-cell>
        </table:table-row>
      </table:table>
      <table:table table:name="Title " table:style-name="ta2" table:print="false">
        <table:table-column table:style-name="co5" table:number-columns-repeated="6" table:default-cell-style-name="Default"/>
        <table:table-row table:style-name="ro3">
          <table:table-cell>
            <draw:frame table:end-cell-address="'Title '.E4" table:end-x="1.207cm" table:end-y="0.048cm" draw:z-index="0" draw:name="Images 2" draw:style-name="gr1" draw:text-style-name="P1" svg:width="10.239cm" svg:height="1.402cm" svg:x="0cm" svg:y="0cm">
              <draw:image xlink:href="Pictures/20000007000028000000057BA722472B.svm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Title '.L4" table:end-x="0.085cm" table:end-y="0.234cm" draw:z-index="1" draw:name="Images 3" draw:style-name="gr1" draw:text-style-name="P1" svg:width="11.404cm" svg:height="1.588cm" svg:x="2.23cm" svg:y="0cm">
              <draw:image xlink:href="Pictures/2000000700002C8D000006352BDCD3B9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5"/>
          <table:table-cell office:value-type="string">
            <text:p>devient </text:p>
          </table:table-cell>
        </table:table-row>
        <table:table-row table:style-name="ro3" table:number-rows-repeated="4">
          <table:table-cell table:number-columns-repeated="6"/>
        </table:table-row>
        <table:table-row table:style-name="ro3">
          <table:table-cell>
            <draw:frame table:end-cell-address="'Title '.C10" table:end-x="2.046cm" table:end-y="0.022cm" draw:z-index="2" draw:name="Images 4" draw:style-name="gr1" draw:text-style-name="P1" svg:width="6.562cm" svg:height="1.244cm" svg:x="0cm" svg:y="0.133cm">
              <draw:image xlink:href="Pictures/20000007000019A3000004DD25A82A0F.svm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itle '.I10" table:end-x="1.76cm" table:end-y="0.022cm" draw:z-index="3" draw:name="Images 5" draw:style-name="gr1" draw:text-style-name="P1" svg:width="10.848cm" svg:height="1.323cm" svg:x="2.203cm" svg:y="0.054cm">
              <draw:image xlink:href="Pictures/2000000700002A610000052CCBE5737B.svm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evient</text:p>
          </table:table-cell>
          <table:table-cell table:number-columns-repeated="2"/>
        </table:table-row>
      </table:table>
      <table:table table:name="nommage fichier + ancre" table:style-name="ta2" table:print="false">
        <table:table-column table:style-name="co5" table:number-columns-repeated="5" table:default-cell-style-name="Default"/>
        <table:table-row table:style-name="ro3">
          <table:table-cell>
            <draw:frame table:end-cell-address="'nommage fichier + ancre'.D4" table:end-x="1.878cm" table:end-y="0.339cm" draw:z-index="0" draw:name="Images 6" draw:style-name="gr1" draw:text-style-name="P1" svg:width="8.652cm" svg:height="1.693cm" svg:x="0cm" svg:y="0cm">
              <draw:image xlink:href="Pictures/20000007000021CD0000069EB61EC9FB.svm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nommage fichier + ancre'.K5" table:end-x="0.69cm" table:end-y="0.39cm" draw:z-index="1" draw:name="Images 7" draw:style-name="gr1" draw:text-style-name="P1" svg:width="12.065cm" svg:height="2.196cm" svg:x="2.174cm" svg:y="0cm">
              <draw:image xlink:href="Pictures/2000000700002F2200000895E941768B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4"/>
          <table:table-cell office:value-type="string">
            <text:p>devient </text:p>
          </table:table-cell>
        </table:table-row>
      </table:table>
      <table:table table:name="Mauvais balisage sémantique" table:style-name="ta2" table:print="false">
        <table:table-column table:style-name="co5" table:number-columns-repeated="8" table:default-cell-style-name="Default"/>
        <table:table-row table:style-name="ro3">
          <table:table-cell>
            <draw:frame table:end-cell-address="'Mauvais balisage sémantique'.G47" table:end-x="1.983cm" table:end-y="0.313cm" draw:z-index="0" draw:name="Images 10" draw:style-name="gr1" draw:text-style-name="P1" svg:width="15.531cm" svg:height="21.087cm" svg:x="0cm" svg:y="0cm">
              <draw:image xlink:href="Pictures/2000000700003CAC00005260913EBBAD.svm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'Mauvais balisage sémantique'.O47" table:end-x="2.217cm" table:end-y="0.366cm" draw:z-index="1" draw:name="Images 8" draw:style-name="gr1" draw:text-style-name="P1" svg:width="15.849cm" svg:height="21.14cm" svg:x="2.175cm" svg:y="0cm">
              <draw:image xlink:href="Pictures/2000000700003DEA00005295F991F7F1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7"/>
          <table:table-cell office:value-type="string">
            <text:p>devient</text:p>
          </table:table-cell>
        </table:table-row>
      </table:table>
      <table:table table:name="Langue du site" table:style-name="ta2" table:print="false">
        <table:table-column table:style-name="co5" table:number-columns-repeated="5" table:default-cell-style-name="Default"/>
        <table:table-row table:style-name="ro3">
          <table:table-cell>
            <draw:frame table:end-cell-address="'Langue du site'.C3" table:end-x="0.829cm" table:end-y="0.129cm" draw:z-index="0" draw:name="Images 9" draw:style-name="gr1" draw:text-style-name="P1" svg:width="5.345cm" svg:height="1.032cm" svg:x="0cm" svg:y="0cm">
              <draw:image xlink:href="Pictures/20000007000014E2000004098C91058A.svm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devient</text:p>
          </table:table-cell>
          <table:table-cell>
            <draw:frame table:end-cell-address="'Langue du site'.F2" table:end-x="2.241cm" table:end-y="0.29cm" draw:z-index="1" draw:name="Images 11" draw:style-name="gr1" draw:text-style-name="P1" svg:width="4.471cm" svg:height="0.741cm" svg:x="0.028cm" svg:y="0cm">
              <draw:image xlink:href="Pictures/2000000700001178000002E6DA7D6941.svm" xlink:type="simple" xlink:show="embed" xlink:actuate="onLoad">
                <text:p/>
              </draw:image>
            </draw:frame>
          </table:table-cell>
        </table:table-row>
      </table:table>
      <table:table table:name="contrast" table:style-name="ta2" table:print="false">
        <table:table-column table:style-name="co5" table:number-columns-repeated="5" table:default-cell-style-name="Default"/>
        <table:table-row table:style-name="ro3">
          <table:table-cell>
            <draw:frame table:end-cell-address="contrast.C5" table:end-x="0.617cm" table:end-y="0.417cm" draw:z-index="0" draw:name="Images 12" draw:style-name="gr1" draw:text-style-name="P1" svg:width="5.133cm" svg:height="2.223cm" svg:x="0cm" svg:y="0cm">
              <draw:image xlink:href="Pictures/200000070000140E000008B0D4E8660E.svm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contrast.G5" table:end-x="0.224cm" table:end-y="0.099cm" draw:z-index="1" draw:name="Images 13" draw:style-name="gr1" draw:text-style-name="P1" svg:width="4.657cm" svg:height="1.905cm" svg:x="0.083cm" svg:y="0cm">
              <draw:image xlink:href="Pictures/200000070000123200000772F6779E3B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devient</text:p>
          </table:table-cell>
          <table:table-cell/>
        </table:table-row>
      </table:table>
      <table:table table:name="titre image" table:style-name="ta2" table:print="false">
        <table:table-column table:style-name="co5" table:number-columns-repeated="9" table:default-cell-style-name="Default"/>
        <table:table-row table:style-name="ro3">
          <table:table-cell>
            <draw:frame table:end-cell-address="'titre image'.H5" table:end-x="0.757cm" table:end-y="0.258cm" draw:z-index="0" draw:name="Images 14" draw:style-name="gr1" draw:text-style-name="P1" svg:width="16.563cm" svg:height="2.064cm" svg:x="0cm" svg:y="0cm">
              <draw:image xlink:href="Pictures/20000007000040B4000008119CBD1479.svm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number-columns-repeated="8"/>
          <table:table-cell office:value-type="string">
            <text:p>Passage de cette image en h2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3">
          <table:table-cell>
            <draw:frame table:end-cell-address="'titre image'.G16" table:end-x="1.507cm" table:end-y="0.354cm" draw:z-index="1" draw:name="Images 15" draw:style-name="gr1" draw:text-style-name="P1" svg:width="15.055cm" svg:height="4.233cm" svg:x="0cm" svg:y="0.186cm">
              <draw:image xlink:href="Pictures/2000000700003AD00000108A1817AFE0.svm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8"/>
          <table:table-cell office:value-type="string">
            <text:p>passage de cette image en p</text:p>
          </table:table-cell>
        </table:table-row>
        <table:table-row table:style-name="ro3" table:number-rows-repeated="7">
          <table:table-cell table:number-columns-repeated="9"/>
        </table:table-row>
        <table:table-row table:style-name="ro3">
          <table:table-cell>
            <draw:frame table:end-cell-address="'titre image'.F24" table:end-x="0.934cm" table:end-y="0.203cm" draw:z-index="2" draw:name="Images 16" draw:style-name="gr1" draw:text-style-name="P1" svg:width="12.224cm" svg:height="2.223cm" svg:x="0cm" svg:y="0.238cm">
              <draw:image xlink:href="Pictures/2000000700002FC1000008B0E682F41F.svm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3">
          <table:table-cell table:number-columns-repeated="8"/>
          <table:table-cell office:value-type="string">
            <text:p>passage en h2</text:p>
          </table:table-cell>
        </table:table-row>
      </table:table>
      <table:table table:name="format image" table:style-name="ta2" table:print="false">
        <office:forms form:automatic-focus="false" form:apply-design-mode="false"/>
        <table:table-column table:style-name="co5" table:default-cell-style-name="Default"/>
        <table:table-row table:style-name="ro3">
          <table:table-cell>
            <draw:frame table:end-cell-address="'format image'.L17" table:end-x="0.905cm" table:end-y="0.05cm" draw:z-index="0" draw:name="Images 17" draw:style-name="gr1" draw:text-style-name="P1" svg:width="25.744cm" svg:height="7.276cm" svg:x="0cm" svg:y="0cm">
              <draw:image xlink:href="Pictures/200000070000649100001C6D05EF0276.svm" xlink:type="simple" xlink:show="embed" xlink:actuate="onLoad">
                <text:p/>
              </draw:image>
            </draw:frame>
          </table:table-cell>
        </table:table-row>
        <table:table-row table:style-name="ro3" table:number-rows-repeated="41">
          <table:table-cell/>
        </table:table-row>
        <table:table-row table:style-name="ro3">
          <table:table-cell office:value-type="string">
            <text:p>avant</text:p>
          </table:table-cell>
        </table:table-row>
        <table:table-row table:style-name="ro3">
          <table:table-cell>
            <draw:frame table:end-cell-address="'format image'.L60" table:end-x="0.905cm" table:end-y="0.45cm" draw:z-index="1" draw:name="Images 18" draw:style-name="gr1" draw:text-style-name="P1" svg:width="25.744cm" svg:height="7.276cm" svg:x="0cm" svg:y="0.4cm">
              <draw:image xlink:href="Pictures/200000070000649100001C6D05EF0276.svm" xlink:type="simple" xlink:show="embed" xlink:actuate="onLoad">
                <text:p/>
              </draw:image>
            </draw:frame>
          </table:table-cell>
        </table:table-row>
        <table:table-row table:style-name="ro3" table:number-rows-repeated="19">
          <table:table-cell/>
        </table:table-row>
        <table:table-row table:style-name="ro3">
          <table:table-cell office:value-type="string">
            <text:p>Après</text:p>
          </table:table-cell>
        </table:table-row>
        <table:table-row table:style-name="ro3">
          <table:table-cell>
            <draw:frame table:end-cell-address="'format image'.L76" table:end-x="0.852cm" table:end-y="0.272cm" draw:z-index="2" draw:name="Images 19" draw:style-name="gr1" draw:text-style-name="P1" svg:width="25.691cm" svg:height="5.133cm" svg:x="0cm" svg:y="0.106cm">
              <draw:image xlink:href="Pictures/200000070000645C0000140EC63FC0F8.svm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7">07/02/2022</text:date>, <text:time>19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19:44:52.56</dc:date>
    <dc:creator>Tony Marques</dc:creator>
    <meta:generator>OpenOffice/4.1.10$Win32 OpenOffice.org_project/4110m2$Build-9807</meta:generator>
    <meta:editing-duration>PT6H51M24S</meta:editing-duration>
    <meta:editing-cycles>10</meta:editing-cycles>
    <meta:document-statistic meta:table-count="9" meta:cell-count="52" meta:object-count="19"/>
  </office:meta>
</office:document-meta>
</file>